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臺南市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927" calcext:value-type="float">
            <text:p>2,927</text:p>
          </table:table-cell>
          <table:table-cell table:style-name="ce4" office:value-type="string" calcext:value-type="string">
            <text:p>62.6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後壁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45.8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侯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茄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豐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短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白河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河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角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崁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嶺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仙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詔豐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內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昇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稠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門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蚵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春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錦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學甲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宜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宅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鹽水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69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秀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津城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港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岸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汫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歡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坔頭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營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6" calcext:value-type="float">
            <text:p>106</text:p>
          </table:table-cell>
          <table:table-cell table:style-name="ce4" office:value-type="string" calcext:value-type="string">
            <text:p>66.0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護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紙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芳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姑爺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柳營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福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埕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康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溪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篤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果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山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2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中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正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科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賢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嶺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將軍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苓仔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巷埔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沙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沙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鯤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下營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宅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茅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賀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六甲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七股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篤加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埕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股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佳里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6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內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子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麻豆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62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巷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晋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寮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麻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謝厝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正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井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官田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9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官田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山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隆本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西庄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渡拔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善化區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58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關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坐駕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文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關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胡家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胡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什乃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德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蓮潭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內區</text:p>
          </table:table-cell>
          <table:table-cell table:style-name="ce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湖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內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社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環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玉井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38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井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田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望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層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楠西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楠西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丘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密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照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田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港區</text:p>
          </table:table-cell>
          <table:table-cell table:style-name="ce2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1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檨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營西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砂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安定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4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蘇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加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山上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德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左鎮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左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睦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岡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澄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化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化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寮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安南區</text:p>
          </table:table-cell>
          <table:table-cell table:style-name="ce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51" calcext:value-type="float">
            <text:p>251</text:p>
          </table:table-cell>
          <table:table-cell table:style-name="ce4" office:value-type="string" calcext:value-type="string">
            <text:p>61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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州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州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鳳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1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理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東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原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親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總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學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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佃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佃西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淵西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心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淵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淵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砂崙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媽祖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string" calcext:value-type="string">
            <text:p>61.5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元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樓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祥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雙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元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港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賢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市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7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內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營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永康區</text:p>
          </table:table-cell>
          <table:table-cell table:style-name="ce2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2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王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8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網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78.1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1.1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強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47.3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蔦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塩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甲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尚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樹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灣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灣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60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4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新化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64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43.7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護國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唪口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知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𦰡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羊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礁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安平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57" calcext:value-type="float">
            <text:p>157</text:p>
          </table:table-cell>
          <table:table-cell table:style-name="ce4" office:value-type="string" calcext:value-type="string">
            <text:p>67.5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平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怡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4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億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育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妃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城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中西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9" calcext:value-type="float">
            <text:p>89</text:p>
          </table:table-cell>
          <table:table-cell table:style-name="ce4" office:value-type="string" calcext:value-type="string">
            <text:p>61.8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郡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法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藥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涼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西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條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兌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淺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府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廠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再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州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宅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亮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府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郡南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開南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彰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喜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喜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喜東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省躬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佛壇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67.8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大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圍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善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智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尾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聖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81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聖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甲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誨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衛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崇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仁德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55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42.4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崙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歸仁區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5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歸南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辜厝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許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看西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看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武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歸仁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八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媽廟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關廟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4.1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關廟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西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洋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松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花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龜洞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湖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龍崎區</text:p>
          </table:table-cell>
          <table:table-cell table:style-name="ce2"/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楠坑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南市" style:display-name="PageStyle_臺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2</meta:creation-date>
    <meta:initial-creator>Apache POI</meta:initial-creator>
    <meta:generator>LibreOffice/6.0.7.3$Linux_X86_64 LibreOffice_project/00m0$Build-3</meta:generator>
    <meta:document-statistic meta:table-count="1" meta:cell-count="12387" meta:object-count="0"/>
  </office:meta>
</office:document-meta>
</file>